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gette" svg:font-family="Courgette" style:font-adornments="Bold" style:font-pitch="variable"/>
    <style:font-face style:name="Courgette1" svg:font-family="Courgette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ndard Symbols PS" svg:font-family="'Standard Symbols PS'" style:font-adornments="Regular"/>
  </office:font-face-decls>
  <office:automatic-styles>
    <style:style style:name="P1" style:family="paragraph" style:parent-style-name="Footer">
      <style:text-properties officeooo:rsid="0020299a" officeooo:paragraph-rsid="0020299a"/>
    </style:style>
    <style:style style:name="P2" style:family="paragraph" style:parent-style-name="Text_20_body">
      <style:text-properties officeooo:rsid="00222680" officeooo:paragraph-rsid="00222680"/>
    </style:style>
    <style:style style:name="P3" style:family="paragraph" style:parent-style-name="Text_20_body">
      <style:text-properties officeooo:rsid="00222680" officeooo:paragraph-rsid="0025d370"/>
    </style:style>
    <style:style style:name="P4" style:family="paragraph" style:parent-style-name="Text_20_body">
      <style:text-properties officeooo:rsid="00222680" officeooo:paragraph-rsid="0028d5b3"/>
    </style:style>
    <style:style style:name="P5" style:family="paragraph" style:parent-style-name="Text_20_body">
      <style:text-properties officeooo:rsid="00222680" officeooo:paragraph-rsid="002a7b91"/>
    </style:style>
    <style:style style:name="P6" style:family="paragraph" style:parent-style-name="Text_20_body">
      <style:text-properties officeooo:rsid="0023b349" officeooo:paragraph-rsid="0023b349"/>
    </style:style>
    <style:style style:name="P7" style:family="paragraph" style:parent-style-name="Text_20_body">
      <style:text-properties officeooo:rsid="0023b349" officeooo:paragraph-rsid="00269160"/>
    </style:style>
    <style:style style:name="P8" style:family="paragraph" style:parent-style-name="Text_20_body">
      <style:text-properties fo:font-weight="bold" officeooo:rsid="00222680" officeooo:paragraph-rsid="00222680" style:font-weight-asian="bold" style:font-weight-complex="bold"/>
    </style:style>
    <style:style style:name="P9" style:family="paragraph" style:parent-style-name="Text_20_body">
      <style:text-properties fo:font-weight="bold" officeooo:rsid="00222680" officeooo:paragraph-rsid="00269160" style:font-weight-asian="bold" style:font-weight-complex="bold"/>
    </style:style>
    <style:style style:name="P10" style:family="paragraph" style:parent-style-name="Text_20_body">
      <style:text-properties fo:font-size="10pt" officeooo:rsid="00222680" officeooo:paragraph-rsid="00222680" style:font-size-asian="10pt" style:font-size-complex="10pt"/>
    </style:style>
    <style:style style:name="P11" style:family="paragraph" style:parent-style-name="Text_20_body">
      <style:text-properties fo:font-size="10pt" officeooo:rsid="00222680" officeooo:paragraph-rsid="00269160" style:font-size-asian="10pt" style:font-size-complex="10pt"/>
    </style:style>
    <style:style style:name="P12" style:family="paragraph" style:parent-style-name="Text_20_body">
      <style:text-properties fo:font-size="10pt" officeooo:rsid="00222680" officeooo:paragraph-rsid="0025d370" style:font-size-asian="10pt" style:font-size-complex="10pt"/>
    </style:style>
    <style:style style:name="P13" style:family="paragraph" style:parent-style-name="Text_20_body">
      <style:text-properties fo:font-size="14pt" officeooo:rsid="0023b349" officeooo:paragraph-rsid="00269160" style:font-size-asian="14pt" style:font-size-complex="14pt"/>
    </style:style>
    <style:style style:name="P14" style:family="paragraph" style:parent-style-name="Text_20_body">
      <style:text-properties fo:font-size="14pt" officeooo:rsid="0023b349" officeooo:paragraph-rsid="002a7b91" style:font-size-asian="14pt" style:font-size-complex="14pt"/>
    </style:style>
    <style:style style:name="P15" style:family="paragraph" style:parent-style-name="Text_20_body">
      <style:text-properties fo:font-weight="bold" officeooo:rsid="00222680" officeooo:paragraph-rsid="00269160" style:font-weight-asian="bold" style:font-weight-complex="bold"/>
    </style:style>
    <style:style style:name="T1" style:family="text">
      <style:text-properties officeooo:rsid="0025d370"/>
    </style:style>
    <style:style style:name="T2" style:family="text">
      <style:text-properties officeooo:rsid="0023b349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2a115c"/>
    </style:style>
    <style:style style:name="T5" style:family="text">
      <style:text-properties style:text-position="super 58%" officeooo:rsid="002ff136"/>
    </style:style>
    <style:style style:name="T6" style:family="text">
      <style:text-properties officeooo:rsid="002e1696"/>
    </style:style>
    <style:style style:name="T7" style:family="text">
      <style:text-properties officeooo:rsid="002a115c"/>
    </style:style>
    <style:style style:name="T8" style:family="text">
      <style:text-properties officeooo:rsid="002600a4"/>
    </style:style>
    <style:style style:name="T9" style:family="text">
      <style:text-properties officeooo:rsid="0022268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5714f"/>
    </style:style>
    <style:style style:name="T12" style:family="text">
      <style:text-properties officeooo:rsid="00259f67"/>
    </style:style>
    <style:style style:name="T13" style:family="text">
      <style:text-properties style:font-name="Standard Symbols PS" officeooo:rsid="0025d370"/>
    </style:style>
    <style:style style:name="T14" style:family="text">
      <style:text-properties officeooo:rsid="00269160"/>
    </style:style>
    <style:style style:name="T15" style:family="text">
      <style:text-properties officeooo:rsid="0028d5b3"/>
    </style:style>
    <style:style style:name="T16" style:family="text">
      <style:text-properties officeooo:rsid="002a7b91"/>
    </style:style>
    <style:style style:name="T17" style:family="text">
      <style:text-properties officeooo:rsid="002ff1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ion Sheet: <text:span text:style-name="T1">CRB </text:span><text:span text:style-name="T7">2016</text:span><text:span text:style-name="T1"> Combat pp 70-75</text:span></text:h>
      <text:p text:style-name="P8">Character Na<text:span text:style-name="T12">me ____________________ <text:s/></text:span><text:span text:style-name="T17">RACE &amp; GENDER _____________________</text:span></text:p>
      <text:p text:style-name="P2">STR ( <text:s text:c="4"/>) <text:s text:c="6"/>DM <text:s text:c="6"/>;DEX ( <text:s text:c="4"/>) <text:s text:c="6"/>DM <text:s text:c="3"/>;END ( <text:s text:c="4"/>) <text:s text:c="6"/>DM <text:s text:c="5"/><text:span text:style-name="T15">Stun Points___</text:span> </text:p>
      <text:p text:style-name="P3"><text:span text:style-name="T12">INT</text:span> ( <text:s text:c="3"/>) <text:s text:c="7"/>DM <text:s text:c="5"/>;<text:span text:style-name="T12">EDU (</text:span> <text:s text:c="3"/>) <text:s text:c="6"/>DM <text:s text:c="5"/>;<text:span text:style-name="T12">SOC</text:span> ( <text:s text:c="3"/>) <text:s text:c="7"/>DM <text:s text:c="5"/><text:span text:style-name="T13">y</text:span> ( <text:s text:c="2"/><text:span text:style-name="T1">) <text:s text:c="5"/></text:span><text:span text:style-name="T7">DM</text:span></text:p>
      <text:p text:style-name="P4">Initiative <text:s/>______________ <text:span text:style-name="T15">Ambushed? </text:span>___ Rad<text:span text:style-name="T15">s </text:span>___ <text:span text:style-name="T15">Stance ________</text:span></text:p>
      <text:p text:style-name="P11"><text:span text:style-name="T1">Hitting</text:span> this character. <text:s/>Attack roll -DMs caused by PC’s reactions.<text:tab/><text:span text:style-name="T15">Boons/Banes<text:tab/>Hiding?<text:tab/><text:tab/>Dual Weapons?</text:span></text:p>
      <text:p text:style-name="P2">______________________________________________________________</text:p>
      <text:p text:style-name="P12"><text:span text:style-name="T1">T</text:span>his character’<text:span text:style-name="T1">s</text:span> <text:span text:style-name="T10">ARMOUR</text:span> <text:span text:style-name="T1">AND </text:span><text:span text:style-name="T10">COVER BONUS</text:span>.<text:tab/><text:tab/><text:tab/><text:tab/><text:tab/><text:tab/><text:span text:style-name="T15">Extended Action(s) CRB:72</text:span></text:p>
      <text:p text:style-name="P2">______________________________________________________________</text:p>
      <text:p text:style-name="P10">Difficulty for this character to act: - penalty due to reactions / <text:span text:style-name="T1">actions forgone<text:tab/><text:tab/></text:span><text:span text:style-name="T6">Fatigue CRB:76</text:span></text:p>
      <text:p text:style-name="P2">______________________________________________________________</text:p>
      <text:p text:style-name="P4"><text:span text:style-name="T10">WEAPON NAME</text:span> ( <text:s text:c="3"/>) ____________ TL _____ Damage ______ <text:span text:style-name="T15">Weight </text:span><text:span text:style-name="T7">(Kg)</text:span> _____</text:p>
      <text:p text:style-name="P7">Rounds left <text:span text:style-name="T9">________________________ </text:span>Magazine<text:span text:style-name="T14">s:</text:span> <text:span text:style-name="T14">Capacity ____ Left ____</text:span></text:p>
      <text:p text:style-name="P13">Range<text:span text:style-name="T7">(m)</text:span> : Short <text:span text:style-name="T16">(+1)</text:span> _______ Normal _______ Long<text:span text:style-name="T16">(-2)</text:span> _______ Extreme<text:span text:style-name="T16">(-4)</text:span> _______</text:p>
      <text:p text:style-name="P4">TRAITS <text:span text:style-name="T11">&amp; NOTES </text:span>________________________ <text:span text:style-name="T15">Aiming</text:span> _____ <text:span text:style-name="T7">Skill _______________</text:span></text:p>
      <text:p text:style-name="P6"/>
      <text:p text:style-name="P6"/>
      <text:p text:style-name="P4"><text:span text:style-name="T10">WEAPON NAME</text:span> ( <text:s text:c="3"/>) ____________ TL _____ Damage ______ <text:span text:style-name="T15">Weight</text:span> <text:span text:style-name="T7">(Kg) </text:span>_____</text:p>
      <text:p text:style-name="P7">Rounds left <text:span text:style-name="T9">________________________ </text:span>Magazine<text:span text:style-name="T14">s:</text:span> <text:span text:style-name="T14">Capacity ____ Left ____</text:span></text:p>
      <text:p text:style-name="P14">Range<text:span text:style-name="T7">(m)</text:span> : Short <text:span text:style-name="T16">(+1)</text:span> _______ Normal _______ Long<text:span text:style-name="T16">(-2)</text:span> _______ Extreme<text:span text:style-name="T16">(-4)</text:span> _______</text:p>
      <text:p text:style-name="P5">TRAITS <text:span text:style-name="T11">&amp; NOTES </text:span>________________________ <text:span text:style-name="T15">Aiming</text:span> _____ <text:span text:style-name="T7">Skill _______________</text:span></text:p>
      <text:p text:style-name="P7"/>
      <text:p text:style-name="P7"/>
      <text:p text:style-name="P4"><text:span text:style-name="T10">WEAPON NAME</text:span> ( <text:s text:c="3"/>) ____________ TL _____ Damage ______ <text:span text:style-name="T15">Weight </text:span><text:span text:style-name="T7">(Kg)</text:span> _____</text:p>
      <text:p text:style-name="P7">Rounds left <text:span text:style-name="T9">________________________ </text:span>Magazine<text:span text:style-name="T14">s:</text:span> <text:span text:style-name="T14">Capacity ____ Left ____</text:span></text:p>
      <text:p text:style-name="P14">Range<text:span text:style-name="T7">(m)</text:span> : Short <text:span text:style-name="T16">(+1)</text:span> _______ Normal _______ Long<text:span text:style-name="T16">(-2)</text:span> _______ Extreme<text:span text:style-name="T16">(-4)</text:span> _______</text:p>
      <text:p text:style-name="P5">TRAITS <text:span text:style-name="T11">&amp; NOTES </text:span>________________________ <text:span text:style-name="T15">Aiming</text:span> _____ <text:span text:style-name="T7">Skill _______________</text:span></text:p>
      <text:p text:style-name="P9"><text:s text:c="53"/></text:p>
      <text:p text:style-name="P9"><text:s text:c="5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gette" svg:font-family="Courgette" style:font-adornments="Bold" style:font-pitch="variable"/>
    <style:font-face style:name="Courgette1" svg:font-family="Courgette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ndard Symbols PS" svg:font-family="'Standard Symbols PS'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ourgette1" fo:font-family="Courgette" style:font-style-name="Regular" style:font-pitch="variable" fo:font-size="15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text-align="center" style:justify-single-word="false"/>
      <style:text-properties style:font-name="Courgette" fo:font-family="Courgette" style:font-style-name="Bold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0299a" officeooo:paragraph-rsid="0020299a"/>
    </style:style>
    <style:style style:name="MT1" style:family="text">
      <style:text-properties officeooo:rsid="0025d370"/>
    </style:style>
    <style:style style:name="MT2" style:family="text">
      <style:text-properties officeooo:rsid="0023b349"/>
    </style:style>
    <style:style style:name="MT3" style:family="text">
      <style:text-properties style:text-position="super 58%"/>
    </style:style>
    <style:style style:name="MT4" style:family="text">
      <style:text-properties officeooo:rsid="002ff136"/>
    </style:style>
    <style:style style:name="MT5" style:family="text">
      <style:text-properties style:text-position="super 58%" officeooo:rsid="002ff136"/>
    </style:style>
    <style:style style:name="MT6" style:family="text">
      <style:text-properties officeooo:rsid="002600a4"/>
    </style:style>
    <style:page-layout style:name="Mpm1">
      <style:page-layout-properties fo:page-width="21.001cm" fo:page-height="29.7cm" style:num-format="1" style:print-orientation="portrait" fo:margin-top="0.559cm" fo:margin-bottom="0.57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~/Desktop/Mongoose/action-<text:span text:style-name="MT1">sheet.</text:span>odt <text:span text:style-name="MT2">by Ian Bruntlett </text:span>29<text:span text:style-name="MT3">th</text:span> September 2022 - <text:span text:style-name="MT4">3</text:span><text:span text:style-name="MT5">rd</text:span><text:span text:style-name="MT4"> October </text:span><text:span text:style-name="MT6">202</text:span><text:span text:style-name="MT4">3</text:span><text:tab/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9:10:46.572372794</meta:creation-date>
    <meta:generator>LibreOffice/7.3.7.2$Linux_X86_64 LibreOffice_project/30$Build-2</meta:generator>
    <dc:date>2023-10-03T16:23:01.263941649</dc:date>
    <meta:editing-duration>PT43M52S</meta:editing-duration>
    <meta:editing-cycles>12</meta:editing-cycles>
    <meta:document-statistic meta:table-count="0" meta:image-count="0" meta:object-count="0" meta:page-count="1" meta:paragraph-count="26" meta:word-count="223" meta:character-count="1916" meta:non-whitespace-character-count="1495"/>
  </office:meta>
</office:document-meta>
</file>